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header" style:family="table">
      <style:table-properties style:width="17.018cm" fo:margin-left="-0.016cm" fo:margin-right="0cm" table:align="margins"/>
    </style:style>
    <style:style style:name="header.A" style:family="table-column">
      <style:table-column-properties style:column-width="8.528cm" style:rel-column-width="32842*"/>
    </style:style>
    <style:style style:name="header.B" style:family="table-column">
      <style:table-column-properties style:column-width="8.49cm" style:rel-column-width="32693*"/>
    </style:style>
    <style:style style:name="Table1" style:family="table">
      <style:table-properties style:width="17.036cm" fo:margin-left="-0.037cm" fo:margin-right="0.004cm" fo:break-before="auto" fo:break-after="auto" table:align="margins" fo:keep-with-next="always"/>
    </style:style>
    <style:style style:name="Table1.A" style:family="table-column">
      <style:table-column-properties style:column-width="8.65cm" style:rel-column-width="33276*"/>
    </style:style>
    <style:style style:name="Table1.B" style:family="table-column">
      <style:table-column-properties style:column-width="8.386cm" style:rel-column-width="32259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1.B3" style:family="table-cell">
      <style:table-cell-properties fo:padding="0.097cm" fo:border-left="0.002cm solid #000000" fo:border-right="0.002cm solid #000000" fo:border-top="none" fo:border-bottom="none"/>
    </style:style>
    <style:style style:name="Table1.A4" style:family="table-cell">
      <style:table-cell-properties fo:padding="0.097cm" fo:border-left="0.002cm solid #000000" fo:border-right="none" fo:border-top="none" fo:border-bottom="none"/>
    </style:style>
    <style:style style:name="Table1.A6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language="en" fo:country="US"/>
    </style:style>
    <style:style style:name="P4" style:family="paragraph" style:parent-style-name="Standard">
      <style:paragraph-properties fo:text-align="justify" style:justify-single-word="false"/>
      <style:text-properties style:font-name="Arial" fo:language="en" fo:country="US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198a8a" style:font-name="Arial1" fo:font-size="10pt" fo:language="en" fo:country="US" style:font-size-asian="10pt" style:font-size-complex="10pt"/>
    </style:style>
    <style:style style:name="P7" style:family="paragraph" style:parent-style-name="Standard">
      <style:text-properties fo:color="#198a8a" style:font-name="Arial1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198a8a" style:font-name="Arial1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4pt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9pt" fo:language="en" fo:country="US" style:font-size-asian="9pt" style:font-size-complex="9pt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style:font-name="Arial Rounded MT Bold" fo:font-size="10pt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Arial Unicode MS" fo:font-size="10pt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2pt" fo:language="en" fo:country="US" style:font-size-asian="12pt" style:font-size-complex="12pt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" fo:language="en" fo:country="US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language="en" fo:country="US"/>
    </style:style>
    <style:style style:name="P22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АКТ</text:p>
      <text:p text:style-name="P2">выполненных работ</text:p>
      <text:p text:style-name="P2">по Договору подряда № <text:span text:style-name="T1">{$sbr_num}{$ssnum}</text:span></text:p>
      <text:p text:style-name="P3">{$from_date_act}</text:p>
      <text:p text:style-name="P3"/>
      <text:p text:style-name="P3"/>
      <table:table table:name="header" table:style-name="header">
        <table:table-column table:style-name="header.A"/>
        <table:table-column table:style-name="header.B"/>
        <table:table-row>
          <table:table-cell office:value-type="string">
            <text:p text:style-name="P18">г. Москва</text:p>
          </table:table-cell>
          <table:table-cell office:value-type="string">
            <text:p text:style-name="P19">{$make_date}</text:p>
          </table:table-cell>
        </table:table-row>
      </table:table>
      <text:p text:style-name="P3"/>
      <text:p text:style-name="P4">Общество с ограниченной ответственностью «Ваан», именуемое в дальнейшем «Заказчик», в лице Генерального директора Тарханов<text:span text:style-name="T2">а</text:span> В.О. действующего на основании Устава, с одной стороны, и {$maker_info}, именуемый в дальнейшем «Подрядчик», с другой стороны, вместе именуемые «Стороны», в исполнение заключенного между ними Договора подряда № {$sbr_num} от {$from_date_make} (далее – «Договор») составили настоящий Акт о нижеследующем:</text:p>
      <text:p text:style-name="P4"/>
      <text:list xml:id="list5956762577184941057" text:style-name="L1">
        <text:list-item>
          <text:list>
            <text:list-item>
              <text:list>
                <text:list-item>
                  <text:p text:style-name="P20">Подрядчик выполнил Работу {$job_name}, в соответствии с Техническим Заданием, являющимся Приложением № 1 к настоящему Акту.</text:p>
                  <text:p text:style-name="P20"/>
                </text:list-item>
                <text:list-item>
                  <text:p text:style-name="P20">Вознаграждение Подрядчика за выполненную по Договору Работу в период с <text:s/>{$reward_text}</text:p>
                  <text:p text:style-name="P20"/>
                </text:list-item>
                <text:list-item>
                  <text:p text:style-name="P21">Реквизиты: {$bank_details}</text:p>
                  <text:p text:style-name="P20"/>
                </text:list-item>
                <text:list-item>
                  <text:p text:style-name="P20">Стороны не имеют друг к другу финансовых или иных претензий, Работа выполнена Подрядчиком надлежащим образом, соответствует требованиям и принята полностью.</text:p>
                  <text:p text:style-name="P20"/>
                </text:list-item>
                <text:list-item>
                  <text:p text:style-name="P20">Настоящий Акт составлен в двух экземплярах по одному экземпляру для каждой Стороны, при этом оба экземпляра имеют одинаковую юридическую силу. <text:s text:c="2"/></text:p>
                  <text:p text:style-name="P20"/>
                </text:list-item>
                <text:list-item>
                  <text:p text:style-name="P20">Подрядчик передаёт Заказчику авторские права в соответствии с Договором, п.10.1.</text:p>
                  <text:p text:style-name="P20"/>
                </text:list-item>
                <text:list-item>
                  <text:p text:style-name="P20">Результат работ (услуг) передан через Защищенные страницы Сайта в соответствии с п.8.1, 8.2, 7.1 и 7.2 Договора. <text:s text:c="7"/></text:p>
                </text:list-item>
              </text:list>
            </text:list-item>
          </text:list>
        </text:list-item>
      </text:list>
      <text:p text:style-name="P4"/>
      <text:p text:style-name="P4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9">Подписи <text:span text:style-name="T2">и реквизиты </text:span>сторон:</text:p>
            <text:p text:style-name="P5"/>
          </table:table-cell>
          <table:covered-table-cell/>
        </table:table-row>
        <table:table-row>
          <table:table-cell table:style-name="Table1.A2" office:value-type="string">
            <text:p text:style-name="P10"><text:span text:style-name="T2">Заказчик</text:span>:</text:p>
          </table:table-cell>
          <table:table-cell table:style-name="Table1.B2" office:value-type="string">
            <text:p text:style-name="P10">Подрядчик:</text:p>
          </table:table-cell>
        </table:table-row>
        <table:table-row>
          <table:table-cell table:style-name="Table1.A3" office:value-type="string">
            <text:p text:style-name="P11"><text:span text:style-name="T2">О</text:span>ОО «Ваан»</text:p>
            <text:p text:style-name="P11"/>
            <text:p text:style-name="P11">Юридический адрес: 125040, Москва,</text:p>
            <text:p text:style-name="P11">улица Нижняя, дом 14, корпус 1.</text:p>
            <text:p text:style-name="P11">Почтовый адрес: 129223, Москва, а/я 33.</text:p>
            <text:p text:style-name="P11">ИНН 7805399430/ КПП 771401001</text:p>
            <text:p text:style-name="P11">Расчетный счет: 40702810787880000803</text:p>
            <text:p text:style-name="P11">в Московский филиал ОАО АКБ "РОСБАНК" г. Москва</text:p>
            <text:p text:style-name="P11">Корреспондентский счет: 30101810000000000272</text:p>
            <text:p text:style-name="P11">БИК 044583272</text:p>
            <text:p text:style-name="P11">ОКПО 94626823</text:p>
            <text:p text:style-name="P11">ОГРН 5067847040421</text:p>
            <text:p text:style-name="P11">ОКВЭД 52.61.2.</text:p>
            <text:p text:style-name="P14"/>
            <text:p text:style-name="P15"/>
          </table:table-cell>
          <table:table-cell table:style-name="Table1.B3" office:value-type="string">
            <text:p text:style-name="P12">{$side_b}</text:p>
          </table:table-cell>
        </table:table-row>
        <table:table-row>
          <table:table-cell table:style-name="Table1.A4" office:value-type="string">
            <text:p text:style-name="P13">Генеральный директор: Тарханов В.О.</text:p>
            <text:p text:style-name="P13"/>
          </table:table-cell>
          <table:table-cell table:style-name="Table1.B3" office:value-type="string">
            <text:p text:style-name="P13">{$bossname}</text:p>
          </table:table-cell>
        </table:table-row>
        <table:table-row>
          <table:table-cell table:style-name="Table1.A2" office:value-type="string">
            <text:p text:style-name="P16">________________________</text:p>
            <text:p text:style-name="P16"/>
            <text:p text:style-name="P13">М.П.</text:p>
          </table:table-cell>
          <table:table-cell table:style-name="Table1.B2" office:value-type="string">
            <text:p text:style-name="P17">_________________________</text:p>
          </table:table-cell>
        </table:table-row>
        <table:table-row>
          <table:table-cell table:style-name="Table1.A6" table:number-columns-spanned="2" office:value-type="string">
            <text:p text:style-name="P8">Подписанный вами акт необходимо отправить на один из следующих адресов:</text:p>
            <text:p text:style-name="P6">{$adr_act}</text:p>
            <text:p text:style-name="P8">Обязательно укажите наименование организации-получателя – ООО «Ваан».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____________________(Подпись Исполнителя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13:14:15.39</meta:creation-date>
    <dc:date>2013-06-10T14:24:52.06</dc:date>
    <meta:editing-duration>PT42M28S</meta:editing-duration>
    <meta:editing-cycles>16</meta:editing-cycles>
    <meta:generator>OpenOffice.org/3.4.1$Win32 OpenOffice.org_project/341m1$Build-9593</meta:generator>
    <meta:document-statistic meta:table-count="2" meta:image-count="0" meta:object-count="0" meta:page-count="2" meta:paragraph-count="39" meta:word-count="247" meta:character-count="1947"/>
  </office:meta>
</office:document-meta>
</file>